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Z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275" calcext:value-type="float">
            <text:p>1.275</text:p>
          </table:table-cell>
          <table:table-cell office:value-type="float" office:value="-0.24" calcext:value-type="float">
            <text:p>-0.2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table:formula="of:=ABS([.C2])*[.D2]+ABS([.B2]+EXP([.C2]))*[.E2]" office:value-type="float" office:value="0.00218162786106655" calcext:value-type="float">
            <text:p>0.00218162786106655</text:p>
          </table:table-cell>
          <table:table-cell table:formula="of:=[.F2]/[.H2]" office:value-type="float" office:value="0.00454505804388865" calcext:value-type="float">
            <text:p>0.00454505804388865</text:p>
          </table:table-cell>
          <table:table-cell office:value-type="float" office:value="0.48" calcext:value-type="float">
            <text:p>0.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275" calcext:value-type="float">
            <text:p>1.275</text:p>
          </table:table-cell>
          <table:table-cell office:value-type="float" office:value="-0.24" calcext:value-type="float">
            <text:p>-0.24</text:p>
          </table:table-cell>
          <table:table-cell office:value-type="float" office:value="0.0005" calcext:value-type="float">
            <text:p>0.0005</text:p>
          </table:table-cell>
          <table:table-cell table:formula="of:=[.E2]+0.0005" office:value-type="float" office:value="0.0015" calcext:value-type="float">
            <text:p>0.0015</text:p>
          </table:table-cell>
          <table:table-cell table:formula="of:=ABS([.C3])*[.D3]+ABS([.B3]+EXP([.C3]))*[.E3]" office:value-type="float" office:value="0.00321244179159983" calcext:value-type="float">
            <text:p>0.00321244179159983</text:p>
          </table:table-cell>
          <table:table-cell table:formula="of:=[.F3]/[.H3]" office:value-type="float" office:value="0.00669258706583298" calcext:value-type="float">
            <text:p>0.00669258706583298</text:p>
          </table:table-cell>
          <table:table-cell office:value-type="float" office:value="0.48" calcext:value-type="float">
            <text:p>0.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275" calcext:value-type="float">
            <text:p>1.275</text:p>
          </table:table-cell>
          <table:table-cell office:value-type="float" office:value="-0.24" calcext:value-type="float">
            <text:p>-0.24</text:p>
          </table:table-cell>
          <table:table-cell office:value-type="float" office:value="0.0005" calcext:value-type="float">
            <text:p>0.0005</text:p>
          </table:table-cell>
          <table:table-cell table:formula="of:=[.E3]+0.0005" office:value-type="float" office:value="0.002" calcext:value-type="float">
            <text:p>0.002</text:p>
          </table:table-cell>
          <table:table-cell table:formula="of:=ABS([.C4])*[.D4]+ABS([.B4]+EXP([.C4]))*[.E4]" office:value-type="float" office:value="0.00424325572213311" calcext:value-type="float">
            <text:p>0.00424325572213311</text:p>
          </table:table-cell>
          <table:table-cell table:formula="of:=[.F4]/[.H4]" office:value-type="float" office:value="0.00884011608777731" calcext:value-type="float">
            <text:p>0.00884011608777731</text:p>
          </table:table-cell>
          <table:table-cell office:value-type="float" office:value="0.48" calcext:value-type="float">
            <text:p>0.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275" calcext:value-type="float">
            <text:p>1.275</text:p>
          </table:table-cell>
          <table:table-cell office:value-type="float" office:value="-0.24" calcext:value-type="float">
            <text:p>-0.24</text:p>
          </table:table-cell>
          <table:table-cell office:value-type="float" office:value="0.0005" calcext:value-type="float">
            <text:p>0.0005</text:p>
          </table:table-cell>
          <table:table-cell table:formula="of:=[.E4]+0.0005" office:value-type="float" office:value="0.0025" calcext:value-type="float">
            <text:p>0.0025</text:p>
          </table:table-cell>
          <table:table-cell table:style-name="ce2" table:formula="of:=ABS([.C5])*[.D5]+ABS([.B5]+EXP([.C5]))*[.E5]" office:value-type="float" office:value="0.00527406965266638" calcext:value-type="float">
            <text:p>0.00527406965266638</text:p>
          </table:table-cell>
          <table:table-cell table:formula="of:=[.F5]/[.H5]" office:value-type="float" office:value="0.0105481393053328" calcext:value-type="float">
            <text:p>0.0105481393053328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275" calcext:value-type="float">
            <text:p>1.275</text:p>
          </table:table-cell>
          <table:table-cell office:value-type="float" office:value="-0.24" calcext:value-type="float">
            <text:p>-0.24</text:p>
          </table:table-cell>
          <table:table-cell office:value-type="float" office:value="0.0005" calcext:value-type="float">
            <text:p>0.0005</text:p>
          </table:table-cell>
          <table:table-cell table:formula="of:=[.E5]+0.0005" office:value-type="float" office:value="0.003" calcext:value-type="float">
            <text:p>0.003</text:p>
          </table:table-cell>
          <table:table-cell table:formula="of:=ABS([.C6])*[.D6]+ABS([.B6]+EXP([.C6]))*[.E6]" office:value-type="float" office:value="0.00630488358319966" calcext:value-type="float">
            <text:p>0.00630488358319966</text:p>
          </table:table-cell>
          <table:table-cell table:formula="of:=[.F6]/[.H6]" office:value-type="float" office:value="0.0126097671663993" calcext:value-type="float">
            <text:p>0.0126097671663993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275" calcext:value-type="float">
            <text:p>1.275</text:p>
          </table:table-cell>
          <table:table-cell office:value-type="float" office:value="-0.24" calcext:value-type="float">
            <text:p>-0.24</text:p>
          </table:table-cell>
          <table:table-cell office:value-type="float" office:value="0.0005" calcext:value-type="float">
            <text:p>0.0005</text:p>
          </table:table-cell>
          <table:table-cell table:formula="of:=[.E6]+0.0005" office:value-type="float" office:value="0.0035" calcext:value-type="float">
            <text:p>0.0035</text:p>
          </table:table-cell>
          <table:table-cell table:formula="of:=ABS([.C7])*[.D7]+ABS([.B7]+EXP([.C7]))*[.E7]" office:value-type="float" office:value="0.00733569751373294" calcext:value-type="float">
            <text:p>0.00733569751373294</text:p>
          </table:table-cell>
          <table:table-cell table:formula="of:=[.F7]/[.H7]" office:value-type="float" office:value="0.0146713950274659" calcext:value-type="float">
            <text:p>0.0146713950274659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275" calcext:value-type="float">
            <text:p>1.275</text:p>
          </table:table-cell>
          <table:table-cell office:value-type="float" office:value="-0.24" calcext:value-type="float">
            <text:p>-0.24</text:p>
          </table:table-cell>
          <table:table-cell office:value-type="float" office:value="0.0005" calcext:value-type="float">
            <text:p>0.0005</text:p>
          </table:table-cell>
          <table:table-cell table:formula="of:=[.E7]+0.0005" office:value-type="float" office:value="0.004" calcext:value-type="float">
            <text:p>0.004</text:p>
          </table:table-cell>
          <table:table-cell table:formula="of:=ABS([.C8])*[.D8]+ABS([.B8]+EXP([.C8]))*[.E8]" office:value-type="float" office:value="0.00836651144426621" calcext:value-type="float">
            <text:p>0.00836651144426621</text:p>
          </table:table-cell>
          <table:table-cell table:formula="of:=[.F8]/[.H8]" office:value-type="float" office:value="0.0167330228885324" calcext:value-type="float">
            <text:p>0.0167330228885324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275" calcext:value-type="float">
            <text:p>1.275</text:p>
          </table:table-cell>
          <table:table-cell office:value-type="float" office:value="-0.24" calcext:value-type="float">
            <text:p>-0.24</text:p>
          </table:table-cell>
          <table:table-cell office:value-type="float" office:value="0.0005" calcext:value-type="float">
            <text:p>0.0005</text:p>
          </table:table-cell>
          <table:table-cell table:formula="of:=[.E8]+0.0005" office:value-type="float" office:value="0.0045" calcext:value-type="float">
            <text:p>0.0045</text:p>
          </table:table-cell>
          <table:table-cell table:formula="of:=ABS([.C9])*[.D9]+ABS([.B9]+EXP([.C9]))*[.E9]" office:value-type="float" office:value="0.00939732537479949" calcext:value-type="float">
            <text:p>0.00939732537479949</text:p>
          </table:table-cell>
          <table:table-cell table:formula="of:=[.F9]/[.H9]" office:value-type="float" office:value="0.018794650749599" calcext:value-type="float">
            <text:p>0.018794650749599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275" calcext:value-type="float">
            <text:p>1.275</text:p>
          </table:table-cell>
          <table:table-cell office:value-type="float" office:value="-0.24" calcext:value-type="float">
            <text:p>-0.24</text:p>
          </table:table-cell>
          <table:table-cell office:value-type="float" office:value="0.0005" calcext:value-type="float">
            <text:p>0.0005</text:p>
          </table:table-cell>
          <table:table-cell table:formula="of:=[.E9]+0.0005" office:value-type="float" office:value="0.005" calcext:value-type="float">
            <text:p>0.005</text:p>
          </table:table-cell>
          <table:table-cell table:formula="of:=ABS([.C10])*[.D10]+ABS([.B10]+EXP([.C10]))*[.E10]" office:value-type="float" office:value="0.0104281393053328" calcext:value-type="float">
            <text:p>0.0104281393053328</text:p>
          </table:table-cell>
          <table:table-cell table:formula="of:=[.F10]/[.H10]" office:value-type="float" office:value="0.0208562786106655" calcext:value-type="float">
            <text:p>0.0208562786106655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275" calcext:value-type="float">
            <text:p>1.275</text:p>
          </table:table-cell>
          <table:table-cell table:style-name="ce1" office:value-type="float" office:value="-0.2" calcext:value-type="float">
            <text:p>-0.2</text:p>
          </table:table-cell>
          <table:table-cell office:value-type="float" office:value="0.0005" calcext:value-type="float">
            <text:p>0.0005</text:p>
          </table:table-cell>
          <table:table-cell table:formula="of:=[.E10]+0.0005" office:value-type="float" office:value="0.0055" calcext:value-type="float">
            <text:p>0.0055</text:p>
          </table:table-cell>
          <table:table-cell table:formula="of:=ABS([.C11])*[.D11]+ABS([.B11]+EXP([.C11]))*[.E11]" office:value-type="float" office:value="0.0116155191419289" calcext:value-type="float">
            <text:p>0.0116155191419289</text:p>
          </table:table-cell>
          <table:table-cell table:formula="of:=[.F11]/[.H11]" office:value-type="float" office:value="0.0232310382838578" calcext:value-type="float">
            <text:p>0.0232310382838578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275" calcext:value-type="float">
            <text:p>1.275</text:p>
          </table:table-cell>
          <table:table-cell table:style-name="ce1" office:value-type="float" office:value="-0.2" calcext:value-type="float">
            <text:p>-0.2</text:p>
          </table:table-cell>
          <table:table-cell office:value-type="float" office:value="0.0005" calcext:value-type="float">
            <text:p>0.0005</text:p>
          </table:table-cell>
          <table:table-cell table:formula="of:=[.E11]+0.0005" office:value-type="float" office:value="0.006" calcext:value-type="float">
            <text:p>0.006</text:p>
          </table:table-cell>
          <table:table-cell table:formula="of:=ABS([.C12])*[.D12]+ABS([.B12]+EXP([.C12]))*[.E12]" office:value-type="float" office:value="0.0126623845184679" calcext:value-type="float">
            <text:p>0.0126623845184679</text:p>
          </table:table-cell>
          <table:table-cell table:formula="of:=[.F12]/[.H12]" office:value-type="float" office:value="0.0253247690369358" calcext:value-type="float">
            <text:p>0.0253247690369358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275" calcext:value-type="float">
            <text:p>1.275</text:p>
          </table:table-cell>
          <table:table-cell table:style-name="ce1" office:value-type="float" office:value="-0.2" calcext:value-type="float">
            <text:p>-0.2</text:p>
          </table:table-cell>
          <table:table-cell office:value-type="float" office:value="0.0005" calcext:value-type="float">
            <text:p>0.0005</text:p>
          </table:table-cell>
          <table:table-cell table:formula="of:=[.E12]+0.0005" office:value-type="float" office:value="0.0065" calcext:value-type="float">
            <text:p>0.0065</text:p>
          </table:table-cell>
          <table:table-cell table:formula="of:=ABS([.C13])*[.D13]+ABS([.B13]+EXP([.C13]))*[.E13]" office:value-type="float" office:value="0.0137092498950069" calcext:value-type="float">
            <text:p>0.0137092498950069</text:p>
          </table:table-cell>
          <table:table-cell table:formula="of:=[.F13]/[.H13]" office:value-type="float" office:value="0.0274184997900138" calcext:value-type="float">
            <text:p>0.0274184997900138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275" calcext:value-type="float">
            <text:p>1.275</text:p>
          </table:table-cell>
          <table:table-cell table:style-name="ce1" office:value-type="float" office:value="-0.2" calcext:value-type="float">
            <text:p>-0.2</text:p>
          </table:table-cell>
          <table:table-cell office:value-type="float" office:value="0.0005" calcext:value-type="float">
            <text:p>0.0005</text:p>
          </table:table-cell>
          <table:table-cell table:formula="of:=[.E13]+0.0005" office:value-type="float" office:value="0.007" calcext:value-type="float">
            <text:p>0.007</text:p>
          </table:table-cell>
          <table:table-cell table:formula="of:=ABS([.C14])*[.D14]+ABS([.B14]+EXP([.C14]))*[.E14]" office:value-type="float" office:value="0.0147561152715459" calcext:value-type="float">
            <text:p>0.0147561152715459</text:p>
          </table:table-cell>
          <table:table-cell table:formula="of:=[.F14]/[.H14]" office:value-type="float" office:value="0.0295122305430918" calcext:value-type="float">
            <text:p>0.0295122305430918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275" calcext:value-type="float">
            <text:p>1.275</text:p>
          </table:table-cell>
          <table:table-cell table:style-name="ce1" office:value-type="float" office:value="-0.2" calcext:value-type="float">
            <text:p>-0.2</text:p>
          </table:table-cell>
          <table:table-cell office:value-type="float" office:value="0.0005" calcext:value-type="float">
            <text:p>0.0005</text:p>
          </table:table-cell>
          <table:table-cell table:formula="of:=[.E14]+0.0005" office:value-type="float" office:value="0.0075" calcext:value-type="float">
            <text:p>0.0075</text:p>
          </table:table-cell>
          <table:table-cell table:formula="of:=ABS([.C15])*[.D15]+ABS([.B15]+EXP([.C15]))*[.E15]" office:value-type="float" office:value="0.0158029806480849" calcext:value-type="float">
            <text:p>0.0158029806480849</text:p>
          </table:table-cell>
          <table:table-cell table:formula="of:=[.F15]/[.H15]" office:value-type="float" office:value="0.0316059612961697" calcext:value-type="float">
            <text:p>0.0316059612961697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275" calcext:value-type="float">
            <text:p>1.275</text:p>
          </table:table-cell>
          <table:table-cell table:style-name="ce1" office:value-type="float" office:value="-0.2" calcext:value-type="float">
            <text:p>-0.2</text:p>
          </table:table-cell>
          <table:table-cell office:value-type="float" office:value="0.0005" calcext:value-type="float">
            <text:p>0.0005</text:p>
          </table:table-cell>
          <table:table-cell table:formula="of:=[.E15]+0.0005" office:value-type="float" office:value="0.008" calcext:value-type="float">
            <text:p>0.008</text:p>
          </table:table-cell>
          <table:table-cell table:formula="of:=ABS([.C16])*[.D16]+ABS([.B16]+EXP([.C16]))*[.E16]" office:value-type="float" office:value="0.0168498460246239" calcext:value-type="float">
            <text:p>0.0168498460246239</text:p>
          </table:table-cell>
          <table:table-cell table:formula="of:=[.F16]/[.H16]" office:value-type="float" office:value="0.0336996920492477" calcext:value-type="float">
            <text:p>0.0336996920492477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=0</text:p>
          </table:table-cell>
          <table:table-cell office:value-type="string" calcext:value-type="string">
            <text:p>N=-1</text:p>
          </table:table-cell>
          <table:table-cell table:number-columns-repeated="4"/>
          <table:table-cell office:value-type="string" calcext:value-type="string">
            <text:p>N=-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K=4</text:p>
          </table:table-cell>
          <table:table-cell office:value-type="string" calcext:value-type="string">
            <text:p>K=2</text:p>
          </table:table-cell>
          <table:table-cell table:number-columns-repeated="4"/>
          <table:table-cell office:value-type="string" calcext:value-type="string">
            <text:p>K=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K=1</text:p>
          </table:table-cell>
          <table:table-cell table:number-columns-repeated="4"/>
          <table:table-cell office:value-type="string" calcext:value-type="string">
            <text:p>K=1</text:p>
          </table:table-cell>
          <table:table-cell table:number-columns-repeated="11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12"/>
          <table:table-cell office:value-type="float" office:value="1.2745" calcext:value-type="float">
            <text:p>1.2745</text:p>
          </table:table-cell>
          <table:table-cell office:value-type="float" office:value="-0.2405" calcext:value-type="float">
            <text:p>-0.240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table:formula="of:=ABS([.N24])*[.O24]+ABS([.M24]+EXP([.N24]))*[.P24]" office:value-type="float" office:value="0.00218098464544812" calcext:value-type="float">
            <text:p>0.00218098464544812</text:p>
          </table:table-cell>
          <table:table-cell table:formula="of:=[.Q24]/[.S24]" office:value-type="float" office:value="0.00454639474436986" calcext:value-type="float">
            <text:p>0.00454639474436986</text:p>
          </table:table-cell>
          <table:table-cell table:formula="of:=[.M24]*[.N24]+EXP([.N24])" office:value-type="float" office:value="0.479717395448117" calcext:value-type="float">
            <text:p>0.479717395448117</text:p>
          </table:table-cell>
        </table:table-row>
        <table:table-row table:style-name="ro1">
          <table:table-cell table:number-columns-repeated="12"/>
          <table:table-cell office:value-type="float" office:value="1.2745" calcext:value-type="float">
            <text:p>1.2745</text:p>
          </table:table-cell>
          <table:table-cell office:value-type="float" office:value="-0.2405" calcext:value-type="float">
            <text:p>-0.2405</text:p>
          </table:table-cell>
          <table:table-cell office:value-type="float" office:value="0.0005" calcext:value-type="float">
            <text:p>0.0005</text:p>
          </table:table-cell>
          <table:table-cell table:formula="of:=[.P24]+0.0005" office:value-type="float" office:value="0.0015" calcext:value-type="float">
            <text:p>0.0015</text:p>
          </table:table-cell>
          <table:table-cell table:formula="of:=ABS([.N25])*[.O25]+ABS([.M25]+EXP([.N25]))*[.P25]" office:value-type="float" office:value="0.00321135196817218" calcext:value-type="float">
            <text:p>0.00321135196817218</text:p>
          </table:table-cell>
          <table:table-cell table:formula="of:=[.Q25]/[.S25]" office:value-type="float" office:value="0.00669425790818439" calcext:value-type="float">
            <text:p>0.00669425790818439</text:p>
          </table:table-cell>
          <table:table-cell table:formula="of:=[.M25]*[.N25]+EXP([.N25])" office:value-type="float" office:value="0.479717395448117" calcext:value-type="float">
            <text:p>0.479717395448117</text:p>
          </table:table-cell>
        </table:table-row>
        <table:table-row table:style-name="ro1">
          <table:table-cell table:number-columns-repeated="12"/>
          <table:table-cell office:value-type="float" office:value="1.2745" calcext:value-type="float">
            <text:p>1.2745</text:p>
          </table:table-cell>
          <table:table-cell office:value-type="float" office:value="-0.2405" calcext:value-type="float">
            <text:p>-0.2405</text:p>
          </table:table-cell>
          <table:table-cell office:value-type="float" office:value="0.0005" calcext:value-type="float">
            <text:p>0.0005</text:p>
          </table:table-cell>
          <table:table-cell table:formula="of:=[.P25]+0.0005" office:value-type="float" office:value="0.002" calcext:value-type="float">
            <text:p>0.002</text:p>
          </table:table-cell>
          <table:table-cell table:formula="of:=ABS([.N26])*[.O26]+ABS([.M26]+EXP([.N26]))*[.P26]" office:value-type="float" office:value="0.00424171929089623" calcext:value-type="float">
            <text:p>0.00424171929089623</text:p>
          </table:table-cell>
          <table:table-cell table:formula="of:=[.Q26]/[.S26]" office:value-type="float" office:value="0.00884212107199892" calcext:value-type="float">
            <text:p>0.00884212107199892</text:p>
          </table:table-cell>
          <table:table-cell table:formula="of:=[.M26]*[.N26]+EXP([.N26])" office:value-type="float" office:value="0.479717395448117" calcext:value-type="float">
            <text:p>0.479717395448117</text:p>
          </table:table-cell>
        </table:table-row>
        <table:table-row table:style-name="ro1">
          <table:table-cell table:number-columns-repeated="12"/>
          <table:table-cell office:value-type="float" office:value="1.2745" calcext:value-type="float">
            <text:p>1.2745</text:p>
          </table:table-cell>
          <table:table-cell office:value-type="float" office:value="-0.2405" calcext:value-type="float">
            <text:p>-0.2405</text:p>
          </table:table-cell>
          <table:table-cell office:value-type="float" office:value="0.0005" calcext:value-type="float">
            <text:p>0.0005</text:p>
          </table:table-cell>
          <table:table-cell table:formula="of:=[.P26]+0.0005" office:value-type="float" office:value="0.0025" calcext:value-type="float">
            <text:p>0.0025</text:p>
          </table:table-cell>
          <table:table-cell table:style-name="ce2" table:formula="of:=ABS([.N27])*[.O27]+ABS([.M27]+EXP([.N27]))*[.P27]" office:value-type="float" office:value="0.00527208661362029" calcext:value-type="float">
            <text:p>0.00527208661362029</text:p>
          </table:table-cell>
          <table:table-cell table:formula="of:=[.Q27]/[.S27]" office:value-type="float" office:value="0.0109899842358135" calcext:value-type="float">
            <text:p>0.0109899842358135</text:p>
          </table:table-cell>
          <table:table-cell table:style-name="ce1" table:formula="of:=[.M27]*[.N27]+EXP([.N27])" office:value-type="float" office:value="0.479717395448117" calcext:value-type="float">
            <text:p>0.479717395448117</text:p>
          </table:table-cell>
        </table:table-row>
        <table:table-row table:style-name="ro1">
          <table:table-cell table:number-columns-repeated="12"/>
          <table:table-cell office:value-type="float" office:value="1.2745" calcext:value-type="float">
            <text:p>1.2745</text:p>
          </table:table-cell>
          <table:table-cell office:value-type="float" office:value="-0.2405" calcext:value-type="float">
            <text:p>-0.2405</text:p>
          </table:table-cell>
          <table:table-cell office:value-type="float" office:value="0.0005" calcext:value-type="float">
            <text:p>0.0005</text:p>
          </table:table-cell>
          <table:table-cell table:formula="of:=[.P27]+0.0005" office:value-type="float" office:value="0.003" calcext:value-type="float">
            <text:p>0.003</text:p>
          </table:table-cell>
          <table:table-cell table:formula="of:=ABS([.N28])*[.O28]+ABS([.M28]+EXP([.N28]))*[.P28]" office:value-type="float" office:value="0.00630245393634435" calcext:value-type="float">
            <text:p>0.00630245393634435</text:p>
          </table:table-cell>
          <table:table-cell table:formula="of:=[.Q28]/[.S28]" office:value-type="float" office:value="0.013137847399628" calcext:value-type="float">
            <text:p>0.013137847399628</text:p>
          </table:table-cell>
          <table:table-cell table:formula="of:=[.M28]*[.N28]+EXP([.N28])" office:value-type="float" office:value="0.479717395448117" calcext:value-type="float">
            <text:p>0.479717395448117</text:p>
          </table:table-cell>
        </table:table-row>
        <table:table-row table:style-name="ro1">
          <table:table-cell table:number-columns-repeated="12"/>
          <table:table-cell office:value-type="float" office:value="1.2745" calcext:value-type="float">
            <text:p>1.2745</text:p>
          </table:table-cell>
          <table:table-cell office:value-type="float" office:value="-0.2405" calcext:value-type="float">
            <text:p>-0.2405</text:p>
          </table:table-cell>
          <table:table-cell office:value-type="float" office:value="0.0005" calcext:value-type="float">
            <text:p>0.0005</text:p>
          </table:table-cell>
          <table:table-cell table:formula="of:=[.P28]+0.0005" office:value-type="float" office:value="0.0035" calcext:value-type="float">
            <text:p>0.0035</text:p>
          </table:table-cell>
          <table:table-cell table:formula="of:=ABS([.N29])*[.O29]+ABS([.M29]+EXP([.N29]))*[.P29]" office:value-type="float" office:value="0.00733282125906841" calcext:value-type="float">
            <text:p>0.00733282125906841</text:p>
          </table:table-cell>
          <table:table-cell table:formula="of:=[.Q29]/[.S29]" office:value-type="float" office:value="0.0152857105634425" calcext:value-type="float">
            <text:p>0.0152857105634425</text:p>
          </table:table-cell>
          <table:table-cell table:formula="of:=[.M29]*[.N29]+EXP([.N29])" office:value-type="float" office:value="0.479717395448117" calcext:value-type="float">
            <text:p>0.479717395448117</text:p>
          </table:table-cell>
        </table:table-row>
        <table:table-row table:style-name="ro1">
          <table:table-cell table:number-columns-repeated="12"/>
          <table:table-cell office:value-type="float" office:value="1.2745" calcext:value-type="float">
            <text:p>1.2745</text:p>
          </table:table-cell>
          <table:table-cell office:value-type="float" office:value="-0.2405" calcext:value-type="float">
            <text:p>-0.2405</text:p>
          </table:table-cell>
          <table:table-cell office:value-type="float" office:value="0.0005" calcext:value-type="float">
            <text:p>0.0005</text:p>
          </table:table-cell>
          <table:table-cell table:formula="of:=[.P29]+0.0005" office:value-type="float" office:value="0.004" calcext:value-type="float">
            <text:p>0.004</text:p>
          </table:table-cell>
          <table:table-cell table:formula="of:=ABS([.N30])*[.O30]+ABS([.M30]+EXP([.N30]))*[.P30]" office:value-type="float" office:value="0.00836318858179247" calcext:value-type="float">
            <text:p>0.00836318858179247</text:p>
          </table:table-cell>
          <table:table-cell table:formula="of:=[.Q30]/[.S30]" office:value-type="float" office:value="0.017433573727257" calcext:value-type="float">
            <text:p>0.017433573727257</text:p>
          </table:table-cell>
          <table:table-cell table:formula="of:=[.M30]*[.N30]+EXP([.N30])" office:value-type="float" office:value="0.479717395448117" calcext:value-type="float">
            <text:p>0.479717395448117</text:p>
          </table:table-cell>
        </table:table-row>
        <table:table-row table:style-name="ro1">
          <table:table-cell table:number-columns-repeated="12"/>
          <table:table-cell office:value-type="float" office:value="1.2745" calcext:value-type="float">
            <text:p>1.2745</text:p>
          </table:table-cell>
          <table:table-cell office:value-type="float" office:value="-0.2405" calcext:value-type="float">
            <text:p>-0.2405</text:p>
          </table:table-cell>
          <table:table-cell office:value-type="float" office:value="0.0005" calcext:value-type="float">
            <text:p>0.0005</text:p>
          </table:table-cell>
          <table:table-cell table:formula="of:=[.P30]+0.0005" office:value-type="float" office:value="0.0045" calcext:value-type="float">
            <text:p>0.0045</text:p>
          </table:table-cell>
          <table:table-cell table:formula="of:=ABS([.N31])*[.O31]+ABS([.M31]+EXP([.N31]))*[.P31]" office:value-type="float" office:value="0.00939355590451653" calcext:value-type="float">
            <text:p>0.00939355590451653</text:p>
          </table:table-cell>
          <table:table-cell table:formula="of:=[.Q31]/[.S31]" office:value-type="float" office:value="0.0195814368910716" calcext:value-type="float">
            <text:p>0.0195814368910716</text:p>
          </table:table-cell>
          <table:table-cell table:formula="of:=[.M31]*[.N31]+EXP([.N31])" office:value-type="float" office:value="0.479717395448117" calcext:value-type="float">
            <text:p>0.479717395448117</text:p>
          </table:table-cell>
        </table:table-row>
        <table:table-row table:style-name="ro1">
          <table:table-cell table:number-columns-repeated="12"/>
          <table:table-cell office:value-type="float" office:value="1.2745" calcext:value-type="float">
            <text:p>1.2745</text:p>
          </table:table-cell>
          <table:table-cell office:value-type="float" office:value="-0.2405" calcext:value-type="float">
            <text:p>-0.2405</text:p>
          </table:table-cell>
          <table:table-cell office:value-type="float" office:value="0.0005" calcext:value-type="float">
            <text:p>0.0005</text:p>
          </table:table-cell>
          <table:table-cell table:formula="of:=[.P31]+0.0005" office:value-type="float" office:value="0.005" calcext:value-type="float">
            <text:p>0.005</text:p>
          </table:table-cell>
          <table:table-cell table:formula="of:=ABS([.N32])*[.O32]+ABS([.M32]+EXP([.N32]))*[.P32]" office:value-type="float" office:value="0.0104239232272406" calcext:value-type="float">
            <text:p>0.0104239232272406</text:p>
          </table:table-cell>
          <table:table-cell table:formula="of:=[.Q32]/[.S32]" office:value-type="float" office:value="0.0217293000548861" calcext:value-type="float">
            <text:p>0.0217293000548861</text:p>
          </table:table-cell>
          <table:table-cell table:formula="of:=[.M32]*[.N32]+EXP([.N32])" office:value-type="float" office:value="0.479717395448117" calcext:value-type="float">
            <text:p>0.479717395448117</text:p>
          </table:table-cell>
        </table:table-row>
        <table:table-row table:style-name="ro1">
          <table:table-cell table:number-columns-repeated="12"/>
          <table:table-cell office:value-type="float" office:value="1.2745" calcext:value-type="float">
            <text:p>1.2745</text:p>
          </table:table-cell>
          <table:table-cell table:style-name="ce1" office:value-type="float" office:value="-0.2405" calcext:value-type="float">
            <text:p>-0.2405</text:p>
          </table:table-cell>
          <table:table-cell office:value-type="float" office:value="0.0005" calcext:value-type="float">
            <text:p>0.0005</text:p>
          </table:table-cell>
          <table:table-cell table:formula="of:=[.P32]+0.0005" office:value-type="float" office:value="0.0055" calcext:value-type="float">
            <text:p>0.0055</text:p>
          </table:table-cell>
          <table:table-cell table:formula="of:=ABS([.N33])*[.O33]+ABS([.M33]+EXP([.N33]))*[.P33]" office:value-type="float" office:value="0.0114542905499646" calcext:value-type="float">
            <text:p>0.0114542905499646</text:p>
          </table:table-cell>
          <table:table-cell table:formula="of:=[.Q33]/[.S33]" office:value-type="float" office:value="0.0238771632187006" calcext:value-type="float">
            <text:p>0.0238771632187006</text:p>
          </table:table-cell>
          <table:table-cell table:formula="of:=[.M33]*[.N33]+EXP([.N33])" office:value-type="float" office:value="0.479717395448117" calcext:value-type="float">
            <text:p>0.479717395448117</text:p>
          </table:table-cell>
        </table:table-row>
        <table:table-row table:style-name="ro1">
          <table:table-cell table:number-columns-repeated="12"/>
          <table:table-cell office:value-type="float" office:value="1.2745" calcext:value-type="float">
            <text:p>1.2745</text:p>
          </table:table-cell>
          <table:table-cell office:value-type="float" office:value="-0.2405" calcext:value-type="float">
            <text:p>-0.2405</text:p>
          </table:table-cell>
          <table:table-cell office:value-type="float" office:value="0.0005" calcext:value-type="float">
            <text:p>0.0005</text:p>
          </table:table-cell>
          <table:table-cell table:formula="of:=[.P33]+0.0005" office:value-type="float" office:value="0.006" calcext:value-type="float">
            <text:p>0.006</text:p>
          </table:table-cell>
          <table:table-cell table:formula="of:=ABS([.N34])*[.O34]+ABS([.M34]+EXP([.N34]))*[.P34]" office:value-type="float" office:value="0.0124846578726887" calcext:value-type="float">
            <text:p>0.0124846578726887</text:p>
          </table:table-cell>
          <table:table-cell table:formula="of:=[.Q34]/[.S34]" office:value-type="float" office:value="0.0260250263825152" calcext:value-type="float">
            <text:p>0.0260250263825152</text:p>
          </table:table-cell>
          <table:table-cell table:formula="of:=[.M34]*[.N34]+EXP([.N34])" office:value-type="float" office:value="0.479717395448117" calcext:value-type="float">
            <text:p>0.479717395448117</text:p>
          </table:table-cell>
        </table:table-row>
        <table:table-row table:style-name="ro1">
          <table:table-cell table:number-columns-repeated="12"/>
          <table:table-cell office:value-type="float" office:value="1.2745" calcext:value-type="float">
            <text:p>1.2745</text:p>
          </table:table-cell>
          <table:table-cell office:value-type="float" office:value="-0.2405" calcext:value-type="float">
            <text:p>-0.2405</text:p>
          </table:table-cell>
          <table:table-cell office:value-type="float" office:value="0.0005" calcext:value-type="float">
            <text:p>0.0005</text:p>
          </table:table-cell>
          <table:table-cell table:formula="of:=[.P34]+0.0005" office:value-type="float" office:value="0.0065" calcext:value-type="float">
            <text:p>0.0065</text:p>
          </table:table-cell>
          <table:table-cell table:formula="of:=ABS([.N35])*[.O35]+ABS([.M35]+EXP([.N35]))*[.P35]" office:value-type="float" office:value="0.0135150251954128" calcext:value-type="float">
            <text:p>0.0135150251954128</text:p>
          </table:table-cell>
          <table:table-cell table:formula="of:=[.Q35]/[.S35]" office:value-type="float" office:value="0.0281728895463297" calcext:value-type="float">
            <text:p>0.0281728895463297</text:p>
          </table:table-cell>
          <table:table-cell table:formula="of:=[.M35]*[.N35]+EXP([.N35])" office:value-type="float" office:value="0.479717395448117" calcext:value-type="float">
            <text:p>0.479717395448117</text:p>
          </table:table-cell>
        </table:table-row>
        <table:table-row table:style-name="ro1">
          <table:table-cell table:number-columns-repeated="12"/>
          <table:table-cell office:value-type="float" office:value="1.2745" calcext:value-type="float">
            <text:p>1.2745</text:p>
          </table:table-cell>
          <table:table-cell office:value-type="float" office:value="-0.2405" calcext:value-type="float">
            <text:p>-0.2405</text:p>
          </table:table-cell>
          <table:table-cell office:value-type="float" office:value="0.0005" calcext:value-type="float">
            <text:p>0.0005</text:p>
          </table:table-cell>
          <table:table-cell table:formula="of:=[.P35]+0.0005" office:value-type="float" office:value="0.007" calcext:value-type="float">
            <text:p>0.007</text:p>
          </table:table-cell>
          <table:table-cell table:formula="of:=ABS([.N36])*[.O36]+ABS([.M36]+EXP([.N36]))*[.P36]" office:value-type="float" office:value="0.0145453925181368" calcext:value-type="float">
            <text:p>0.0145453925181368</text:p>
          </table:table-cell>
          <table:table-cell table:formula="of:=[.Q36]/[.S36]" office:value-type="float" office:value="0.0303207527101442" calcext:value-type="float">
            <text:p>0.0303207527101442</text:p>
          </table:table-cell>
          <table:table-cell table:formula="of:=[.M36]*[.N36]+EXP([.N36])" office:value-type="float" office:value="0.479717395448117" calcext:value-type="float">
            <text:p>0.479717395448117</text:p>
          </table:table-cell>
        </table:table-row>
        <table:table-row table:style-name="ro1">
          <table:table-cell table:number-columns-repeated="12"/>
          <table:table-cell office:value-type="float" office:value="1.2745" calcext:value-type="float">
            <text:p>1.2745</text:p>
          </table:table-cell>
          <table:table-cell office:value-type="float" office:value="-0.2405" calcext:value-type="float">
            <text:p>-0.2405</text:p>
          </table:table-cell>
          <table:table-cell office:value-type="float" office:value="0.0005" calcext:value-type="float">
            <text:p>0.0005</text:p>
          </table:table-cell>
          <table:table-cell table:formula="of:=[.P36]+0.0005" office:value-type="float" office:value="0.0075" calcext:value-type="float">
            <text:p>0.0075</text:p>
          </table:table-cell>
          <table:table-cell table:formula="of:=ABS([.N37])*[.O37]+ABS([.M37]+EXP([.N37]))*[.P37]" office:value-type="float" office:value="0.0155757598408609" calcext:value-type="float">
            <text:p>0.0155757598408609</text:p>
          </table:table-cell>
          <table:table-cell table:formula="of:=[.Q37]/[.S37]" office:value-type="float" office:value="0.0324686158739588" calcext:value-type="float">
            <text:p>0.0324686158739588</text:p>
          </table:table-cell>
          <table:table-cell table:formula="of:=[.M37]*[.N37]+EXP([.N37])" office:value-type="float" office:value="0.479717395448117" calcext:value-type="float">
            <text:p>0.479717395448117</text:p>
          </table:table-cell>
        </table:table-row>
        <table:table-row table:style-name="ro1">
          <table:table-cell table:number-columns-repeated="12"/>
          <table:table-cell office:value-type="float" office:value="1.2745" calcext:value-type="float">
            <text:p>1.2745</text:p>
          </table:table-cell>
          <table:table-cell office:value-type="float" office:value="-0.2405" calcext:value-type="float">
            <text:p>-0.2405</text:p>
          </table:table-cell>
          <table:table-cell office:value-type="float" office:value="0.0005" calcext:value-type="float">
            <text:p>0.0005</text:p>
          </table:table-cell>
          <table:table-cell table:formula="of:=[.P37]+0.0005" office:value-type="float" office:value="0.008" calcext:value-type="float">
            <text:p>0.008</text:p>
          </table:table-cell>
          <table:table-cell table:formula="of:=ABS([.N38])*[.O38]+ABS([.M38]+EXP([.N38]))*[.P38]" office:value-type="float" office:value="0.0166061271635849" calcext:value-type="float">
            <text:p>0.0166061271635849</text:p>
          </table:table-cell>
          <table:table-cell table:formula="of:=[.Q38]/[.S38]" office:value-type="float" office:value="0.0346164790377733" calcext:value-type="float">
            <text:p>0.0346164790377733</text:p>
          </table:table-cell>
          <table:table-cell table:formula="of:=[.M38]*[.N38]+EXP([.N38])" office:value-type="float" office:value="0.479717395448117" calcext:value-type="float">
            <text:p>0.479717395448117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=0</text:p>
          </table:table-cell>
          <table:table-cell office:value-type="string" calcext:value-type="string">
            <text:p>N=-1</text:p>
          </table:table-cell>
          <table:table-cell table:number-columns-repeated="4"/>
          <table:table-cell office:value-type="string" calcext:value-type="string">
            <text:p>N=-1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K=4</text:p>
          </table:table-cell>
          <table:table-cell office:value-type="string" calcext:value-type="string">
            <text:p>K=2</text:p>
          </table:table-cell>
          <table:table-cell table:number-columns-repeated="4"/>
          <table:table-cell office:value-type="string" calcext:value-type="string">
            <text:p>K=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K=1</text:p>
          </table:table-cell>
          <table:table-cell table:number-columns-repeated="4"/>
          <table:table-cell office:value-type="string" calcext:value-type="string">
            <text:p>K=1</text:p>
          </table:table-cell>
        </table:table-row>
        <table:table-row table:style-name="ro1" table:number-rows-repeated="1048534">
          <table:table-cell table:number-columns-repeated="19"/>
        </table:table-row>
        <table:table-row table:style-name="ro1">
          <table:table-cell/>
          <table:table-cell office:value-type="float" office:value="1.2745" calcext:value-type="float">
            <text:p>1.2745</text:p>
          </table:table-cell>
          <table:table-cell office:value-type="float" office:value="-0.2405" calcext:value-type="float">
            <text:p>-0.2405</text:p>
          </table:table-cell>
          <table:table-cell table:number-columns-repeated="4"/>
          <table:table-cell table:formula="of:=[.B1048576]*[.C1048576]+EXP([.C1048576])" office:value-type="float" office:value="0.479717395448117" calcext:value-type="float">
            <text:p>0.479717395448117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 CJK SC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3:41:15.170943482</meta:creation-date>
    <dc:date>2023-09-11T16:30:38.143518402</dc:date>
    <meta:editing-duration>PT2H49M24S</meta:editing-duration>
    <meta:editing-cycles>1</meta:editing-cycles>
    <meta:document-statistic meta:table-count="1" meta:cell-count="243" meta:object-count="0"/>
    <meta:generator>LibreOffice/7.4.7.2$Linux_X86_64 LibreOffice_project/40$Build-2</meta:generator>
  </office:meta>
</office:document-meta>
</file>